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47in"/>
    </style:style>
    <style:style style:name="co2" style:family="table-column">
      <style:table-column-properties fo:break-before="auto" style:column-width="5.368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2.1972in" fo:break-before="auto" style:use-optimal-row-height="tru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text-underline-style="none" fo:font-weight="bold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Bitstream Vera Sans" style:font-name-asian="Bitstream Vera Sans1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table:style-name="ce1" office:value-type="string">
            <text:p>Questions</text:p>
          </table:table-cell>
          <table:table-cell table:style-name="ce1" office:value-type="string">
            <text:p>Answers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Is there an input message queue for new messages received at the</text:p>
            <text:p>remote processor? </text:p>
          </table:table-cell>
          <table:table-cell table:style-name="ce2" office:value-type="string">
            <text:p>Each processor has a message queue that is used to receive messages</text:p>
            <text:p>from other processors. <text:s/>However, the message queue is bypassed for</text:p>
            <text:p>memory reads and writes, which go directly to the memory. 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Is DM using the Power PC EBC bus?</text:p>
            <text:p/>
          </table:table-cell>
          <table:table-cell table:style-name="ce2" office:value-type="string">
            <text:p>Our previous design used the 603 bus interface from the PowerPC to the</text:p>
            <text:p>FPGA. <text:s/>The FPGA looked like a memory mapped device.</text:p>
            <text:p/>
            <text:p>We used an external processor (PowerPC) that had a specialized node on</text:p>
            <text:p>the ring. <text:s/>The PowerPC could read and write the memory from all of the</text:p>
            <text:p>processors on the ring. <text:s/>In addition, the PowerPC could send and</text:p>
            <text:p>receive messages on the ring. </text:p>
          </table:table-cell>
          <table:table-cell table:number-columns-repeated="254"/>
        </table:table-row>
        <table:table-row table:style-name="ro4">
          <table:table-cell table:style-name="ce2" office:value-type="string">
            <text:p>Do stage[0-2] have one pipestage of delay? </text:p>
          </table:table-cell>
          <table:table-cell table:style-name="ce2" office:value-type="string">
            <text:p>Yes. <text:s/>A transaction moves forward one stage on every clock, and each</text:p>
            <text:p>node has three stages. 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There are not 10 instances of the same ring node in the system.</text:p>
            <text:p>Each ring node potentially has a different memory map and different</text:p>
            <text:p>custom logic.</text:p>
            <text:p>Which ring nodes are the same instance if any? </text:p>
          </table:table-cell>
          <table:table-cell table:style-name="ce2" office:value-type="string">
            <text:p>Generating the Verilog for 10 identical nodes would be a great first</text:p>
            <text:p>step. <text:s/>Having a generic node interface is also quite valuable because</text:p>
            <text:p>it allows the overall ring design to be working before each node is</text:p>
            <text:p>customized. <text:s/>Our previous product replicated input nodes (e.g.</text:p>
            <text:p>receiving audio, receiving video, and receiving Ethernet) that had</text:p>
            <text:p>identical versions of the node interface, NIOS, <text:s/>and custom</text:p>
            <text:p>instructions. <text:s/>We had a similar set for output nodes as well. </text:p>
          </table:table-cell>
          <table:table-cell table:number-columns-repeated="254"/>
        </table:table-row>
        <table:table-row table:style-name="ro5">
          <table:table-cell table:style-name="ce2" office:value-type="string">
            <text:p>Queue manager-is this basically the ring node controller? </text:p>
          </table:table-cell>
          <table:table-cell table:style-name="ce2" office:value-type="string">
            <text:p>No.</text:p>
            <text:p/>
            <text:p>Each processor has a message queue that is used to receive messages</text:p>
            <text:p>from other processors. <text:s/>However, the message queue is bypassed for</text:p>
            <text:p>memory reads and writes, which go directly to the memory. </text:p>
          </table:table-cell>
          <table:table-cell table:number-columns-repeated="254"/>
        </table:table-row>
        <table:table-row table:style-name="ro6">
          <table:table-cell table:style-name="ce2" office:value-type="string">
            <text:p>How is a word written/read from the ring bus to/from the data NIOS2</text:p>
            <text:p>/instruction data memory </text:p>
          </table:table-cell>
          <table:table-cell table:style-name="ce2" office:value-type="string">
            <text:p>The instruction memory has two 32-bit read/write ports. <text:s/>One port is</text:p>
            <text:p>used exclusively by the processor, and the other is shared between the</text:p>
            <text:p>custom instruction logic and the ring node logic. <text:s/>The ring node logic</text:p>
            <text:p>has strict priority over the custom instruction logic.</text:p>
            <text:p/>
            <text:p>The data memory is organized the same way as the instruction memory. 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Is there an input bus cmd queue? </text:p>
          </table:table-cell>
          <table:table-cell table:style-name="ce2" office:value-type="string">
            <text:p>See #6 above.</text:p>
          </table:table-cell>
          <table:table-cell table:number-columns-repeated="254"/>
        </table:table-row>
        <table:table-row table:style-name="ro7">
          <table:table-cell table:style-name="ce2" office:value-type="string">
            <text:p>Is there an output tansaction queue for holding outbound transactions</text:p>
            <text:p>that can't be sent right away?</text:p>
            <text:p/>
          </table:table-cell>
          <table:table-cell table:style-name="ce2" office:value-type="string">
            <text:p>No. <text:s/>We used a single output register stage that is shared by the</text:p>
            <text:p>memory read responses, processor message transmission, and the DMA</text:p>
            <text:p>engines. <text:s/>The memory read responses have strict priority over the</text:p>
            <text:p>other two because the read response must go out in the same slot as</text:p>
            <text:p>the read request. <text:s/>The processor message transmission has strict</text:p>
            <text:p>priority over the DMA engines because the processor will stall if</text:p>
            <text:p>another attempt to send a message is made before the prior one is sent</text:p>
            <text:p>out. <text:s/>The DMA engines generally are longer running, and use the</text:p>
            <text:p>remaining bandwidth. </text:p>
          </table:table-cell>
          <table:table-cell table:number-columns-repeated="254"/>
        </table:table-row>
        <table:table-row table:style-name="ro8">
          <table:table-cell table:style-name="ce2" office:value-type="string">
            <text:p>Can a bus read cmd in stage 0 be replied to in stage <text:s/>2 <text:s/>two cycles</text:p>
            <text:p>later?</text:p>
            <text:p/>
          </table:table-cell>
          <table:table-cell table:style-name="ce2" office:value-type="string">
            <text:p>Yes! <text:s/>That is why we designed three stages in each node.</text:p>
          </table:table-cell>
          <table:table-cell table:number-columns-repeated="254"/>
        </table:table-row>
        <table:table-row table:style-name="ro8">
          <table:table-cell office:value-type="string">
            <text:p>Is there an input message queue for new messages received at the</text:p>
            <text:p>remote processor?</text:p>
            <text:p/>
          </table:table-cell>
          <table:table-cell table:style-name="ce4" office:value-type="string">
            <text:p>See #6 above.</text:p>
          </table:table-cell>
          <table:table-cell table:number-columns-repeated="254"/>
        </table:table-row>
        <table:table-row table:style-name="ro5">
          <table:table-cell office:value-type="string">
            <text:p>Is the NIOS2 processor interrupted by the queue manager so that the</text:p>
            <text:p>input message queue can be processed? </text:p>
          </table:table-cell>
          <table:table-cell office:value-type="string">
            <text:p>Our model has been poll-driven by the processor. <text:s/>We think of the</text:p>
            <text:p>message queue as a work queue in which the processor extracts messages</text:p>
            <text:p>from the queue when the processor is ready for the next item. <text:s/>There</text:p>
            <text:p>is no need for interrupts because the hardware queue manager accepts</text:p>
            <text:p>or rejects the incoming message without consulting the processor. </text:p>
          </table:table-cell>
          <table:table-cell table:number-columns-repeated="254"/>
        </table:table-row>
        <table:table-row table:style-name="ro2">
          <table:table-cell office:value-type="string">
            <text:p>How are the instruction and data memories read/written?</text:p>
            <text:p><text:s text:c="3"/>Via the custom logic shadow register?</text:p>
            <text:p/>
          </table:table-cell>
          <table:table-cell office:value-type="string">
            <text:p>See #7 above.</text:p>
          </table:table-cell>
          <table:table-cell table:number-columns-repeated="254"/>
        </table:table-row>
        <table:table-row table:style-name="ro5">
          <table:table-cell office:value-type="string">
            <text:p>Can a bus read command that is received in stage 1 be read in stage</text:p>
            <text:p>2 and sent out in stage three in the same</text:p>
            <text:p>bus token that sent the read?</text:p>
            <text:p/>
          </table:table-cell>
          <table:table-cell table:style-name="ce4" office:value-type="string">
            <text:p>See #11 above.</text:p>
          </table:table-cell>
          <table:table-cell table:number-columns-repeated="254"/>
        </table:table-row>
        <table:table-row table:style-name="ro8">
          <table:table-cell office:value-type="string">
            <text:p>Is there an out fifo for sending out new bus transactions or reply</text:p>
            <text:p>transactions?</text:p>
            <text:p/>
          </table:table-cell>
          <table:table-cell table:style-name="ce4" office:value-type="string">
            <text:p>See #9 above.</text:p>
          </table:table-cell>
          <table:table-cell table:number-columns-repeated="254"/>
        </table:table-row>
        <table:table-row table:style-name="ro9">
          <table:table-cell office:value-type="string">
            <text:p>Is there a traffic manager for the token allocation on the bus for</text:p>
            <text:p>handling fairness, guaranteed bandwidth,</text:p>
            <text:p>high priority interrupts, reserving space for burst operations ... </text:p>
          </table:table-cell>
          <table:table-cell office:value-type="string">
            <text:p>We considered this problem, but did not attempt to solve it because a</text:p>
            <text:p>general solution can become quite complicated and interfere with the</text:p>
            <text:p>otherwise simple operation of the ring. <text:s/>Our simple solution was to</text:p>
            <text:p>add a register setting for fairness at each node that would specify</text:p>
            <text:p>the number of time slots that the node would have to skip after each</text:p>
            <text:p>time slot that it used sending something on the fabric other than a</text:p>
            <text:p>memory read response.</text:p>
            <text:p/>
            <text:p>We set the default value to 3, which meant that each node would send</text:p>
            <text:p>data no more than once every four clocks. <text:s/>This worked well in our</text:p>
            <text:p>application because only a couple of nodes ever attempted to send</text:p>
            <text:p>relatively high bandwidth. <text:s/>In addition, the overall bandwidth using</text:p>
            <text:p>64-bit bursts with the entire ring running at 166 MHz provided a lot</text:p>
            <text:p>of headroom. </text:p>
          </table:table-cell>
          <table:table-cell table:number-columns-repeated="254"/>
        </table:table-row>
        <table:table-row table:style-name="ro8">
          <table:table-cell office:value-type="string">
            <text:p>Is there a control processor for bringing up the processor ring and</text:p>
            <text:p>for interrupting it?</text:p>
            <text:p/>
          </table:table-cell>
          <table:table-cell office:value-type="string">
            <text:p>See #2 above. <text:s/>The PowerPC is able to boot all of the processors in the ring. </text:p>
          </table:table-cell>
          <table:table-cell table:number-columns-repeated="254"/>
        </table:table-row>
        <table:table-row table:style-name="ro1">
          <table:table-cell office:value-type="string">
            <text:p>How the aging mechanism works?</text:p>
          </table:table-cell>
          <table:table-cell table:number-columns-repeated="255"/>
        </table:table-row>
        <table:table-row table:style-name="ro1">
          <table:table-cell office:value-type="string">
            <text:p>How is used the burst mode?</text:p>
          </table:table-cell>
          <table:table-cell table:number-columns-repeated="255"/>
        </table:table-row>
        <table:table-row table:style-name="ro4">
          <table:table-cell office:value-type="string">
            <text:p>What happens when i have a normal read after a burst read command? Do i need a queue for read/write commands? </text:p>
          </table:table-cell>
          <table:table-cell table:number-columns-repeated="255"/>
        </table:table-row>
        <table:table-row table:style-name="ro4">
          <table:table-cell office:value-type="string">
            <text:p>What happens with a new message if the message queue of a ring node is full?</text:p>
          </table:table-cell>
          <table:table-cell table:number-columns-repeated="255"/>
        </table:table-row>
        <table:table-row table:style-name="ro1">
          <table:table-cell office:value-type="string">
            <text:p>The registers can be directly accessed from the bus?</text:p>
          </table:table-cell>
          <table:table-cell table:number-columns-repeated="255"/>
        </table:table-row>
        <table:table-row table:style-name="ro10" table:number-rows-repeated="65513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4">03/14/2007</text:date>, <text:time>17:2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3-14T16:34:30</meta:creation-date>
    <dc:creator>Catalin Buletin</dc:creator>
    <dc:date>2007-03-14T17:28:42</dc:date>
    <dc:language>en-US</dc:language>
    <meta:editing-cycles>12</meta:editing-cycles>
    <meta:editing-duration>PT52M17S</meta:editing-duration>
    <meta:user-defined meta:name="Info 1"/>
    <meta:user-defined meta:name="Info 2"/>
    <meta:user-defined meta:name="Info 3"/>
    <meta:user-defined meta:name="Info 4"/>
    <meta:document-statistic meta:table-count="3" meta:cell-count="39"/>
  </office:meta>
</office:document-meta>
</file>